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784b04" draw:fill-color="#784b04" draw:textarea-horizontal-align="justify" draw:textarea-vertical-align="middle" draw:auto-grow-height="false" fo:min-height="11cm" fo:min-width="7.25cm" loext:decorative="false"/>
    </style:style>
    <style:style style:name="gr3" style:family="graphic" style:parent-style-name="standard">
      <style:graphic-properties svg:stroke-color="#784b04" draw:fill-color="#784b04" draw:textarea-vertical-align="middle" loext:decorative="false"/>
    </style:style>
    <style:style style:name="gr4" style:family="graphic" style:parent-style-name="standard">
      <style:graphic-properties draw:fill-color="#ffff38" draw:textarea-horizontal-align="justify" draw:textarea-vertical-align="middle" draw:auto-grow-height="false" fo:min-height="4cm" fo:min-width="1.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3.941cm" fo:min-width="1.42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4.25cm" fo:min-width="0.75cm" loext:decorative="false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3.5cm" fo:min-width="2.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25cm" fo:min-width="1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249cm" fo:min-width="5.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5.5cm" loext:decorative="false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P1" style:family="paragraph">
      <loext:graphic-properties draw:fill-color="#784b0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38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0000"/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 draw:style-name="gr1">
          <draw:custom-shape draw:style-name="gr2" draw:text-style-name="P1" draw:layer="layout" svg:width="7.75cm" svg:height="11.25cm" svg:x="6.55cm" svg:y="8.75cm">
            <text:p/>
            <draw:enhanced-geometry svg:viewBox="0 0 21600 21600" draw:type="rectangle" draw:enhanced-path="M 0 0 L 21600 0 21600 21600 0 21600 0 0 Z N"/>
          </draw:custom-shape>
          <draw:ellipse draw:style-name="gr3" draw:text-style-name="P1" draw:layer="layout" svg:width="11.25cm" svg:height="4.508cm" svg:x="4.75cm" svg:y="6.5cm" draw:kind="cut" draw:start-angle="0.1" draw:end-angle="179.88">
            <text:p/>
          </draw:ellipse>
        </draw:g>
        <draw:custom-shape draw:style-name="gr4" draw:text-style-name="P3" draw:layer="layout" svg:width="2cm" svg:height="4.25cm" svg:x="12.25cm" svg:y="1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22cm" svg:height="4.191cm" svg:x="6.578cm" svg:y="12.80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4.5cm" svg:x="5.15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4.5cm" svg:x="14.5cm" svg:y="1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3.75cm" svg:x="8.8cm" svg:y="10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.5cm" svg:x="9.75cm" svg:y="18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25cm" svg:height="1.499cm" svg:x="7.25cm" svg:y="6.75cm">
          <text:p text:style-name="P2">5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2.5cm" svg:height="5.75cm" svg:x="2.25cm" svg:y="22.5cm">
          <draw:text-box>
            <text:p>1. Motor incl wiel</text:p>
            <text:p>2. Motor incl.wiel</text:p>
            <text:p>3. Zwenkwiel met verhoging</text:p>
            <text:p>4. H-brug tbv motor sturing</text:p>
            <text:p>5. LDR-afscherming</text:p>
            <text:p>6. Aan/uit schakelaar</text:p>
            <text:p/>
          </draw:text-box>
        </draw:frame>
        <draw:custom-shape draw:style-name="gr11" draw:text-style-name="P4" draw:layer="layout" svg:width="0.5cm" svg:height="0.75cm" svg:x="10.25cm" svg:y="14.5cm">
          <text:p text:style-name="P2">6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5.25cm" svg:height="1.75cm" svg:x="1.75cm" svg:y="2cm">
          <draw:text-box>
            <text:p>MOEDERBOARD – ONDERZIJDE (SCHEMATISCH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7T21:01:42.143000000</meta:creation-date>
    <dc:date>2024-09-21T13:46:17.201000000</dc:date>
    <meta:editing-duration>PT1H43M30S</meta:editing-duration>
    <meta:editing-cycles>5</meta:editing-cycles>
    <meta:generator>LibreOffice/24.2.5.2$Windows_x86 LibreOffice_project/bffef4ea93e59bebbeaf7f431bb02b1a39ee8a59</meta:generator>
    <meta:document-statistic meta:object-count="13"/>
  </office:meta>
</office:document-meta>
</file>